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lientHttpConnector.JettyClientHttpConnector( HttpClient httpClient , @ Nullable JettyResourceFactory resourc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ClientHttpConnector.JettyClientHtt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Connector.execute( Jetty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ClientHttpConnector.connect( HttpMethod method , URI uri , Function &lt; ? super ClientHttpRequest , Mono &lt; Void &gt; &gt; requestCa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ettyClientHttpConnector.toDataBuffer( ContentChunk chu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ClientHttpConnector.JettyClientHttpConnector( JettyResourceFactory resourceFactory , @ Nullable Consumer &lt; HttpClient &gt; custom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ClientHttpConnector.JettyClientHttpConnector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ClientHttpConnector.setBufferFactor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